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normal" style:font-style-asian="normal" style:font-style-complex="normal"/>
    </style:style>
    <style:style style:name="P3" style:family="paragraph" style:parent-style-name="Text_20_body">
      <style:paragraph-properties fo:break-before="page"/>
      <style:text-properties fo:language="ru" fo:country="RU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fo:language="ru" fo:country="RU" fo:font-style="italic" style:font-style-asian="italic" style:font-style-complex="italic"/>
    </style:style>
    <style:style style:name="P7" style:family="paragraph" style:parent-style-name="Text_20_body" style:list-style-name=""/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Text_20_body" style:list-style-name="L3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0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1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2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3">
      <style:text-properties fo:font-weight="bold" style:font-weight-asian="bold" style:font-weight-complex="bold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 style:list-style-name="L5">
      <style:text-properties fo:language="ru" fo:country="RU" fo:font-style="italic" style:font-style-asian="italic" style:font-style-complex="italic"/>
    </style:style>
    <style:style style:name="P19" style:family="paragraph" style:parent-style-name="Text_20_body" style:list-style-name="L4">
      <style:text-properties fo:language="ru" fo:country="RU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>
      <style:paragraph-properties fo:margin-left="0.4925in" fo:margin-right="0in" fo:margin-top="0in" fo:margin-bottom="0in" fo:text-indent="0in" style:auto-text-indent="false"/>
      <style:text-properties fo:language="ru" fo:country="RU" fo:font-style="italic" style:font-style-asian="italic" style:font-style-complex="italic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9" style:family="paragraph" style:parent-style-name="Heading_20_2">
      <style:text-properties fo:language="ru" fo:country="RU"/>
    </style:style>
    <style:style style:name="P30" style:family="paragraph" style:parent-style-name="Heading_20_2">
      <style:paragraph-properties fo:break-before="page"/>
      <style:text-properties fo:language="ru" fo:country="RU"/>
    </style:style>
    <style:style style:name="P31" style:family="paragraph" style:parent-style-name="Heading_20_2">
      <style:paragraph-properties fo:break-before="page"/>
      <style:text-properties fo:language="ru" fo:country="RU" fo:font-style="normal" style:font-style-asian="normal" style:font-style-complex="normal"/>
    </style:style>
    <style:style style:name="P32" style:family="paragraph" style:parent-style-name="Heading_20_1" style:list-style-name="">
      <style:text-properties fo:language="ru" fo:country="RU"/>
    </style:style>
    <style:style style:name="P33" style:family="paragraph" style:parent-style-name="Heading_20_1">
      <style:paragraph-properties fo:break-before="page"/>
      <style:text-properties fo:language="ru" fo:country="RU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Heading_20_3">
      <style:text-properties fo:language="ru" fo:country="RU"/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bookmark-start text:name="__RefHeading__36_155291788"/>Программный комплекс VHSM. Описание архитектуры и функциональности.<text:bookmark-end text:name="__RefHeading__36_155291788"/></text:h>
      <text:p text:style-name="P1">Этот документ предназначен для ознакомления с проектом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Оглавление</text:p>
          </text:index-title>
          <text:p text:style-name="P37"><text:a xlink:type="simple" xlink:href="#__RefHeading__36_155291788" text:style-name="Index_20_Link" text:visited-style-name="Index_20_Link">Программный комплекс VHSM. Описание архитектуры и функциональности.<text:tab/>1</text:a></text:p>
          <text:p text:style-name="P37"><text:a xlink:type="simple" xlink:href="#__RefHeading__106_204815745" text:style-name="Index_20_Link" text:visited-style-name="Index_20_Link">Описание продукта<text:tab/>3</text:a></text:p>
          <text:p text:style-name="P36"><text:a xlink:type="simple" xlink:href="#__RefHeading__38_155291788" text:style-name="Index_20_Link" text:visited-style-name="Index_20_Link">Введение<text:tab/>3</text:a></text:p>
          <text:p text:style-name="P36"><text:a xlink:type="simple" xlink:href="#__RefHeading__40_155291788" text:style-name="Index_20_Link" text:visited-style-name="Index_20_Link">Структура программного комплекса<text:tab/>4</text:a></text:p>
          <text:p text:style-name="P38"><text:a xlink:type="simple" xlink:href="#__RefHeading__42_155291788" text:style-name="Index_20_Link" text:visited-style-name="Index_20_Link">Client<text:tab/>4</text:a></text:p>
          <text:p text:style-name="P38"><text:a xlink:type="simple" xlink:href="#__RefHeading__44_155291788" text:style-name="Index_20_Link" text:visited-style-name="Index_20_Link">Transport<text:tab/>4</text:a></text:p>
          <text:p text:style-name="P38"><text:a xlink:type="simple" xlink:href="#__RefHeading__46_155291788" text:style-name="Index_20_Link" text:visited-style-name="Index_20_Link">Vhsm<text:tab/>4</text:a></text:p>
          <text:p text:style-name="P38"><text:a xlink:type="simple" xlink:href="#__RefHeading__49_155291788" text:style-name="Index_20_Link" text:visited-style-name="Index_20_Link">Host<text:tab/>4</text:a></text:p>
          <text:p text:style-name="P38"><text:a xlink:type="simple" xlink:href="#__RefHeading__591_1302461645" text:style-name="Index_20_Link" text:visited-style-name="Index_20_Link">OpenSSL engine<text:tab/>5</text:a></text:p>
          <text:p text:style-name="P36"><text:a xlink:type="simple" xlink:href="#__RefHeading__51_155291788" text:style-name="Index_20_Link" text:visited-style-name="Index_20_Link">Сборка системы<text:tab/>6</text:a></text:p>
          <text:p text:style-name="P38"><text:a xlink:type="simple" xlink:href="#__RefHeading__53_155291788" text:style-name="Index_20_Link" text:visited-style-name="Index_20_Link">Зависимости<text:tab/>6</text:a></text:p>
          <text:p text:style-name="P38"><text:a xlink:type="simple" xlink:href="#__RefHeading__593_1302461645" text:style-name="Index_20_Link" text:visited-style-name="Index_20_Link">Конфигурация OpenSSL engine<text:tab/>6</text:a></text:p>
          <text:p text:style-name="P38"><text:a xlink:type="simple" xlink:href="#__RefHeading__55_155291788" text:style-name="Index_20_Link" text:visited-style-name="Index_20_Link">Пробный запуск<text:tab/>6</text:a></text:p>
          <text:p text:style-name="P36"><text:a xlink:type="simple" xlink:href="#__RefHeading__61_155291788" text:style-name="Index_20_Link" text:visited-style-name="Index_20_Link">Описание функциональности<text:tab/>8</text:a></text:p>
          <text:p text:style-name="P38"><text:a xlink:type="simple" xlink:href="#__RefHeading__63_155291788" text:style-name="Index_20_Link" text:visited-style-name="Index_20_Link">Аутентификация<text:tab/>8</text:a></text:p>
          <text:p text:style-name="P38"><text:a xlink:type="simple" xlink:href="#__RefHeading__65_155291788" text:style-name="Index_20_Link" text:visited-style-name="Index_20_Link">Управление ключами<text:tab/>8</text:a></text:p>
          <text:p text:style-name="P38"><text:a xlink:type="simple" xlink:href="#__RefHeading__67_155291788" text:style-name="Index_20_Link" text:visited-style-name="Index_20_Link">Хэш-функции<text:tab/>8</text:a></text:p>
          <text:p text:style-name="P38"><text:a xlink:type="simple" xlink:href="#__RefHeading__69_155291788" text:style-name="Index_20_Link" text:visited-style-name="Index_20_Link">MAC (Message Authentication Code)<text:tab/>9</text:a></text:p>
          <text:p text:style-name="P36"><text:a xlink:type="simple" xlink:href="#__RefHeading__71_155291788" text:style-name="Index_20_Link" text:visited-style-name="Index_20_Link">Имена файлов для транспорта в коде<text:tab/>10</text:a></text:p>
          <text:p text:style-name="P38"><text:a xlink:type="simple" xlink:href="#__RefHeading__73_155291788" text:style-name="Index_20_Link" text:visited-style-name="Index_20_Link">Client<text:tab/>10</text:a></text:p>
          <text:p text:style-name="P38"><text:a xlink:type="simple" xlink:href="#__RefHeading__75_155291788" text:style-name="Index_20_Link" text:visited-style-name="Index_20_Link">Host<text:tab/>10</text:a></text:p>
          <text:p text:style-name="P38"><text:a xlink:type="simple" xlink:href="#__RefHeading__77_155291788" text:style-name="Index_20_Link" text:visited-style-name="Index_20_Link">VHSM<text:tab/>10</text:a></text:p>
        </text:index-body>
      </text:table-of-content>
      <text:h text:style-name="P7" text:outline-level="1"/>
      <text:h text:style-name="P33" text:outline-level="1"><text:bookmark-start text:name="__RefHeading__106_204815745"/>Описание продукта<text:bookmark-end text:name="__RefHeading__106_204815745"/></text:h>
      <text:h text:style-name="P29" text:outline-level="2"><text:bookmark-start text:name="__RefHeading__38_155291788"/>Введение<text:bookmark-end text:name="__RefHeading__38_155291788"/></text:h>
      <text:p text:style-name="P1">VHSM – программный комплекс, предназначенный для хранения секретных данных и вычисления криптографических функций, использующих секреты, <text:s/>вне виртуальной среды приложения.</text:p>
      <text:p text:style-name="P1"/>
      <text:p text:style-name="P3"/>
      <text:h text:style-name="P29" text:outline-level="2"><text:bookmark-start text:name="__RefHeading__40_155291788"/>Структура программного комплекса<text:bookmark-end text:name="__RefHeading__40_155291788"/></text:h>
      <text:p text:style-name="P1">В этом разделе содержится описание компонент системы.</text:p>
      <text:h text:style-name="P35" text:outline-level="3"><text:bookmark-start text:name="__RefHeading__42_155291788"/>Client<text:bookmark-end text:name="__RefHeading__42_155291788"/></text:h>
      <text:p text:style-name="Text_20_body"><text:span text:style-name="T1">Здесь и далее под client понимается часть комплекса, исполняющаяся в виртуальной среде клиента (client VE) — потребителя VHSM API. Большая часть кода, описываемого здесь, расположена в </text:span><text:span text:style-name="T4">%repository_root%/prototype/client/</text:span><text:span text:style-name="T1">.</text:span></text:p>
      <text:list xml:id="list2182188397" text:style-name="L1">
        <text:list-item>
          <text:p text:style-name="P8"><text:span text:style-name="T3">vhsm_api_prototype</text:span><text:span text:style-name="T1"> — набор объявлений функций, структур данных, кодов возврата на языке C. Определяет API для приложений, работающих в client VE. Находится в </text:span><text:span text:style-name="T4">%repository_root%/prototype/client/vhsm_api_prototype/</text:span><text:span text:style-name="T1">. </text:span></text:p>
        </text:list-item>
        <text:list-item>
          <text:p text:style-name="P8"><text:span text:style-name="T3">vhsm_api_prototype_impl</text:span><text:span text:style-name="T1"> — реализация vhsm_api_prototype на языке С++, компилируется в статическую библиотеку. Находится в </text:span><text:span text:style-name="T4">%repository_root%/prototype/client/vhsm_api_prototype/</text:span><text:span text:style-name="T1">.</text:span></text:p>
        </text:list-item>
      </text:list>
      <text:p text:style-name="Text_20_body"><text:span text:style-name="T1">Зависит от ниже описанных </text:span><text:span text:style-name="T3">files_transport</text:span><text:span text:style-name="T1">, </text:span><text:span text:style-name="T3">protocol</text:span><text:span text:style-name="T1">.</text:span></text:p>
      <text:h text:style-name="P35" text:outline-level="3"><text:bookmark-start text:name="__RefHeading__44_155291788"/>Transport<text:bookmark-end text:name="__RefHeading__44_155291788"/></text:h>
      <text:p text:style-name="P1">Здесь и далее под transport понимается часть комплекса, описывающая и реализующая протокол общения между компонентами системы, обеспечивающая передачу сообщений протокола.</text:p>
      <text:list xml:id="list2007731117" text:style-name="L2">
        <text:list-item>
          <text:p text:style-name="P9"><text:span text:style-name="T3">protocol</text:span><text:span text:style-name="T1"> — описание протокола взаимодействия между client и vhsm (см. описание далее) при помощи Google Protobuf. Находится в </text:span><text:span text:style-name="T4">%repository_root%/prototype/protocol/.</text:span></text:p>
        </text:list-item>
        <text:list-item>
          <text:p text:style-name="P10"><text:span text:style-name="T1">files_transport</text:span><text:span text:style-name="T2"> — header-only реализация передачи сообщений между client и vhsm на языке С++, использующая файловую систему. Находится в </text:span><text:span text:style-name="T5">%repository_root%/prototype/files_transport/.</text:span></text:p>
        </text:list-item>
      </text:list>
      <text:h text:style-name="P35" text:outline-level="3"><text:bookmark-start text:name="__RefHeading__46_155291788"/>Vhsm<text:bookmark-end text:name="__RefHeading__46_155291788"/></text:h>
      <text:p text:style-name="Text_20_body"><text:span text:style-name="T1">Здесь и далее под vhsm понимается часть комплекса, исполняющаяся в виртуальной среде (vhsm VE), где хранятся секретные данные и производится обработка запросов на вычисление криптографических функций. </text:span><text:span text:style-name="T1">Большая часть кода, описываемого здесь, расположена в </text:span><text:span text:style-name="T4">%repository_root%/prototype/vhsm/.</text:span></text:p>
      <text:list xml:id="list1533893441" text:style-name="L3">
        <text:list-item>
          <text:p text:style-name="P16"><text:span text:style-name="T1">esapi —</text:span><text:span text:style-name="T2"> сокращение от Encrypted Storage API. Определяет интерфейс взаимодействия с хранилищем секретных данных в зашифрованном виде. Представляет собой набор классов, описанных на языке С++. Находится в </text:span><text:span text:style-name="T5">%repository_root%/prototype/vhsm/esapi/.</text:span></text:p>
        </text:list-item>
        <text:list-item>
          <text:p text:style-name="P11"><text:span text:style-name="T1">esapi_file_impl —</text:span><text:span text:style-name="T2"> реализация esapi, использующая файловую систему для хранения данных и библиотеку crypto++ для их шифрования с помощью алгоритма AES.</text:span></text:p>
        </text:list-item>
      </text:list>
      <text:p text:style-name="Text_20_body"><text:span text:style-name="T1">Зависит от </text:span><text:span text:style-name="T3">files_transport</text:span><text:span text:style-name="T2">, </text:span><text:span text:style-name="T3">protocol</text:span><text:span text:style-name="T2">.</text:span></text:p>
      <text:h text:style-name="P35" text:outline-level="3"><text:bookmark-start text:name="__RefHeading__49_155291788"/>Host<text:bookmark-end text:name="__RefHeading__49_155291788"/></text:h>
      <text:p text:style-name="Text_20_body"><text:span text:style-name="T1">Здесь и далее под host понимается сервер, на котором работают вышеупомянутые виртуальные </text:span><text:soft-page-break/><text:span text:style-name="T1">среды, а также программа, пересылающая сообщения из client в vhsm и обратно. Обеспечивает идентификацию VE отправителя сообщения при отправке сообщений из client в vhsm посредством добавления к сообщению идентификатора VE. Код расположен в </text:span><text:span text:style-name="T4">%repository_root%/prototype/host.<text:line-break/></text:span><text:span text:style-name="T6">Зависит от </text:span><text:span text:style-name="T7">files_transport</text:span><text:span text:style-name="T8">.</text:span></text:p>
      <text:h text:style-name="P35" text:outline-level="3"><text:bookmark-start text:name="__RefHeading__591_1302461645"/>OpenSSL engine<text:bookmark-end text:name="__RefHeading__591_1302461645"/></text:h>
      <text:p text:style-name="P12"><text:span text:style-name="T1">OpenSSL engine — модуль расширения для OpenSSL, используемый для делегирования криптографических функций VHSM. Клиентское приложение должно в явном виде загрузить движок (если он собран в виде динамической библиотеки), либо запросить его использование у OpenSSL (если движок статически встроен в библиотеку libcrypto). Код движка находится в файле </text:span><text:span text:style-name="T4">%repository_root%/prototype/client/openssl_vhsm_engine/main.c</text:span></text:p>
      <text:p text:style-name="P24"><text:span text:style-name="T1">Детали реализации</text:span></text:p>
      <text:p text:style-name="P12"><text:span text:style-name="T1">OpenSSL позволяет реализовать в движках множество алгоритмов хеширования и шифрования, но нестандартные алгоритмы могут использоваться конечным пользователем только через унифицированные интерфейсы (например, EVP_Digest для хеширования), что потребует дополнительных усилий для внедрения поддержки движка в приложение (например, если в приложении для хеширования и подписи используются стандартные функции типа SHA1_*, HMAC_*). В то же время функциональность стандартных алгоритмов может быть перегружена по запросу пользователя, при этом в код конечного приложения достаточно добавить несколько строк, загружающих и инициализирующих движок.</text:span></text:p>
      <text:p text:style-name="P12"><text:span text:style-name="T1">Т. к. перегрузка функций MAC в текущей версии OpenSSL не предусмотрена, было принято решение изменить реализацию алгоритма SHA1 так, чтобы он смог разграничить фазы вычисления HMAC и передавать в VHSM корректные данные. Минусы такого решения:</text:span></text:p>
      <text:list xml:id="list1779325882" text:style-name="L10">
        <text:list-item>
          <text:p text:style-name="P13"><text:span text:style-name="T1">алгоритм работы движка основан на текущей реализации функции HMAC в OpenSSL, и при ее изменении он станет некорректным;</text:span></text:p>
        </text:list-item>
        <text:list-item>
          <text:p text:style-name="P13"><text:span text:style-name="T1">алгоритм SHA1 ведет себя не так, как этого может ожидать пользователь. </text:span></text:p>
        </text:list-item>
      </text:list>
      <text:p text:style-name="P12"><text:span text:style-name="T1">Плюсы:</text:span></text:p>
      <text:list xml:id="list1561580011" text:style-name="L11">
        <text:list-item>
          <text:p text:style-name="P14"><text:span text:style-name="T1">от конечного пользователя не потребуется значительных усилий по внедрению поддержки VHSM в свое приложение.</text:span></text:p>
        </text:list-item>
      </text:list>
      <text:p text:style-name="P12"><text:span text:style-name="T1">Процесс вычисления HMAC в OpenSSL можно разделить на три фазы:</text:span></text:p>
      <text:list xml:id="list1953059255" text:style-name="L12">
        <text:list-item>
          <text:p text:style-name="P15"><text:span text:style-name="T1">вычисление двух значений (ipad и opad), зависящих от ключа, и предварительное их хеширование в различных контекстах;</text:span></text:p>
        </text:list-item>
        <text:list-item>
          <text:p text:style-name="P15"><text:span text:style-name="T1">хеширование пользовательских данных в контексте ipad;</text:span></text:p>
        </text:list-item>
        <text:list-item>
          <text:p text:style-name="P15"><text:span text:style-name="T1">копирование контекста ipad в opad и финальное хеширование для получения подписи.</text:span></text:p>
        </text:list-item>
      </text:list>
      <text:p text:style-name="P12"><text:span text:style-name="T1">Во всех фазах происходит обращение к алгоритму хеширования. В текущей реализации движка при первых двух обращениях к алгоритму из переданных данных извлекается ключ и вызывается функция инициализации вычисления MAC из VHSM API. Дальнейшие обращения к алгоритму просто транслируют данные в VHSM. Когда пользовательские данные заканчиваются, OpenSSL финализирует оба контекста, но функция финализации в VHSM вызывается только для контекста opad. Полученные в результате данные возвращаются в OpenSSL в качестве конечной цифровой подписи. </text:span></text:p>
      <text:h text:style-name="P30" text:outline-level="2"><text:bookmark-start text:name="__RefHeading__51_155291788"/>Сборка системы<text:bookmark-end text:name="__RefHeading__51_155291788"/></text:h>
      <text:p text:style-name="Text_20_body"><text:span text:style-name="T1">Для сборки проекта используется иерархия makefile'ов. Для сборки проекта необходимо запустить make в </text:span><text:span text:style-name="T4">%repository_root%/prototype/.</text:span></text:p>
      <text:h text:style-name="P35" text:outline-level="3"><text:bookmark-start text:name="__RefHeading__53_155291788"/>Зависимости<text:bookmark-end text:name="__RefHeading__53_155291788"/></text:h>
      <text:p text:style-name="P1">Для сборки проекта необходима установка следующих пакетов:</text:p>
      <text:list xml:id="list362403873" text:style-name="L4">
        <text:list-item>
          <text:p text:style-name="P19">g++;</text:p>
        </text:list-item>
        <text:list-item>
          <text:p text:style-name="P19">protobuf-compiler, libprotobuf7, libprotoc7, libprotobuf-dev;</text:p>
        </text:list-item>
        <text:list-item>
          <text:p text:style-name="P19">libcrypto++-dev;</text:p>
        </text:list-item>
        <text:list-item>
          <text:p text:style-name="P19">libssl-dev;</text:p>
        </text:list-item>
      </text:list>
      <text:h text:style-name="P35" text:outline-level="3"><text:bookmark-start text:name="__RefHeading__593_1302461645"/>Конфигурация OpenSSL engine<text:bookmark-end text:name="__RefHeading__593_1302461645"/></text:h>
      <text:p text:style-name="P1">В файл <text:span text:style-name="T9">/etc/ssl/openssl.cnf</text:span> необходимо добавить следующие строки:</text:p>
      <text:list xml:id="list1719330992" text:style-name="L13">
        <text:list-item>
          <text:p text:style-name="P25"><text:span text:style-name="T1">в начале файла:</text:span></text:p>
        </text:list-item>
      </text:list>
      <text:p text:style-name="P1"><text:tab/><text:span text:style-name="T9">openssl_conf = openssl_def</text:span></text:p>
      <text:list xml:id="list1239287697" text:style-name="L14">
        <text:list-item>
          <text:p text:style-name="P26"><text:span text:style-name="T1">в конце файла:</text:span></text:p>
        </text:list-item>
      </text:list>
      <text:p text:style-name="P27">[openssl_def]</text:p>
      <text:p text:style-name="P27">engines = engine_section</text:p>
      <text:p text:style-name="P27">[engine_section]</text:p>
      <text:p text:style-name="P27">test_engine = test_engine_section</text:p>
      <text:p text:style-name="P27"/>
      <text:p text:style-name="P27">[test_engine_section]</text:p>
      <text:p text:style-name="P27">engine_id = test_engine</text:p>
      <text:p text:style-name="P27">dynamic_path = /path/to/test_engine.so # %repository_root%/test_drive/1/test_engine.so</text:p>
      <text:p text:style-name="P27"># здесь следует указать логин и пароль для регистрации пользователя в VHSM</text:p>
      <text:p text:style-name="P27">username = user</text:p>
      <text:p text:style-name="P27">password = password</text:p>
      <text:p text:style-name="P27">init = 0</text:p>
      <text:h text:style-name="P35" text:outline-level="3"><text:bookmark-start text:name="__RefHeading__55_155291788"/>Пробный запуск<text:bookmark-end text:name="__RefHeading__55_155291788"/></text:h>
      <text:p text:style-name="Text_20_body"><text:span text:style-name="T1">Для того чтобы убедиться, что система работает можно воспользоваться скриптом </text:span><text:span text:style-name="T4">%repository_root%/prototype/create_test_structure.sh</text:span><text:span text:style-name="T6">. Этот скрипт пересоберёт проект, создаст каталог </text:span><text:span text:style-name="T4">%repository_root%/test_drive/, </text:span><text:span text:style-name="T6">куда будут помещены файлы необходимые для запуска.</text:span></text:p>
      <text:p text:style-name="P2">Все нижеперечисленные исполняемые файлы должны запускаться из каталогов, в которых они расположены. Необходимо последовательно запустить следующее:</text:p>
      <text:list xml:id="list1083020561" text:style-name="L5">
        <text:list-item>
          <text:p text:style-name="P18">%repository_root%/test_drive/host;</text:p>
        </text:list-item>
        <text:list-item>
          <text:p text:style-name="P18">%repository_root%/test_drive/vhsm;</text:p>
        </text:list-item>
        <text:list-item>
          <text:p text:style-name="P18">%repository_root%/test_drive/1/test_app;</text:p>
        </text:list-item>
      </text:list>
      <text:p text:style-name="P2">При этом вывод приложения test_app выглядит следующим образом:</text:p>
      <text:p text:style-name="P6"><text:soft-page-break/>$ ./test_app </text:p>
      <text:p text:style-name="P6">digest of an empty string is: 0xda39a3ee5e6b4b0d3255bfef95601890afd80709 </text:p>
      <text:p text:style-name="P6">test digest succeeded </text:p>
      <text:p text:style-name="P6">test key creation succeeded </text:p>
      <text:p text:style-name="P6">hmac-sha1 of an empty string with an empty key is: 0xfbdb1d1b18aa6c08324b7d64b71fb76370690e1d </text:p>
      <text:p text:style-name="P6">test hmac succeeded </text:p>
      <text:p text:style-name="P4"><text:span text:style-name="T1">Три указанных выше приложения могут исполняться на хосте и двух различных виртуальных средах соответственно. Для этого необходимо обеспечить доступ к </text:span><text:span text:style-name="T4">%repository_root%/test_drive/ </text:span><text:span text:style-name="T1">из виртуальной среды, где будет исполняться vhsm, и доступ к </text:span><text:span text:style-name="T4">%repository_root%/test_drive/1/ </text:span><text:span text:style-name="T1">из клиентской виртуальной среды.</text:span></text:p>
      <text:p text:style-name="P4"><text:span text:style-name="T1">Для проверки OpenSSL-движка можно воспользоваться командой:</text:span></text:p>
      <text:p text:style-name="P4"><text:span text:style-name="T1"><text:tab/></text:span><text:span text:style-name="T4">openssl dgst -hmac &lt;key id&gt; -sha1 &lt;files&gt;</text:span></text:p>
      <text:p text:style-name="P4"><text:span text:style-name="T1">в качестве </text:span><text:span text:style-name="T4">&lt;key id&gt;</text:span><text:span text:style-name="T1"> для тестового стенда следует использовать </text:span><text:span text:style-name="T4">test_key. </text:span><text:span text:style-name="T1">Также можно запустить программу </text:span><text:span text:style-name="T4">%repository_root%/test_drive/1/e_test_app</text:span><text:span text:style-name="T1">, указав в качестве параметра путь к подписываемому файлу.</text:span></text:p>
      <text:p text:style-name="P4"><text:span text:style-name="T1"/></text:p>
      <text:p text:style-name="P5"/>
      <text:h text:style-name="P30" text:outline-level="2"><text:bookmark-start text:name="__RefHeading__61_155291788"/>Описание функциональности<text:bookmark-end text:name="__RefHeading__61_155291788"/></text:h>
      <text:p text:style-name="Text_20_body"><text:span text:style-name="T1">В этой части описывается функциональность системы </text:span><text:span text:style-name="T1">и</text:span><text:span text:style-name="T1"> особенностями реализации. </text:span><text:span text:style-name="T1">В случае, если какой-либо параметр должен конфигурироваться отдельно, но вместо этого явно указан в коде, будет дана ссылка на соответствующие места в коде.</text:span></text:p>
      <text:h text:style-name="P35" text:outline-level="3"><text:bookmark-start text:name="__RefHeading__63_155291788"/>Аутентификация<text:bookmark-end text:name="__RefHeading__63_155291788"/></text:h>
      <text:p text:style-name="P1">В проекте используется аутентификация пользователей по имени и паролю. Для этого предусмотрены соответствующие функции, структуры и коды ошибок в vhsm_api_prototype, protocol, а также способ проверки пароля и генерация ключа шифрования из учётных данных.</text:p>
      <text:p text:style-name="Text_20_body"><text:span text:style-name="T1">Приложение vhsm хранит данные пользователей, в том числе необходимые для аутентификации в каталоге указанном здесь: </text:span><text:a xlink:type="simple" xlink:href="https://github.com/OSLL/vhsm/blob/master/prototype/vhsm/EncryptedStorageFactory.cpp#L10">https://github.com/OSLL/vhsm/blob/master/prototype/vhsm/EncryptedStorageFactory.cpp#L10</text:a><text:span text:style-name="T1">. Внутри этого каталога создаются каталоги, соответствующие именам пользователей, где хранятся их данные. Аутентификация включает в себя процесс проверки существования соответствующего каталога, а внутри него файла </text:span><text:span text:style-name="T4">FSESNamespace::NS_DIR/FSESNamespace::NS_CHECK_FILE, </text:span><text:span text:style-name="T6">где хранится сообщение FSESNamespace::NS_CHECK_DATA, зашифрованное ключом пользователя, сгенерированным при его регистрации. Проверяется, что текущим ключом пользователя расшифровывается в точности это сообщение. Константы, использованные в этом абзаце можно </text:span><text:span text:style-name="T6">найти</text:span><text:span text:style-name="T6"> здесь: </text:span><text:a xlink:type="simple" xlink:href="https://github.com/OSLL/vhsm/blob/master/prototype/vhsm/esapi_file_impl/FSESNamespace.cpp#L131">https://github.com/OSLL/vhsm/blob/master/prototype/vhsm/esapi_file_impl/FSESNamespace.cpp#L131</text:a><text:span text:style-name="T6">.</text:span></text:p>
      <text:p text:style-name="Text_20_body"><text:span text:style-name="T6">Все пользовательские данные (в том числе </text:span><text:span text:style-name="T6">FSESNamespace::NS_CHECK_DATA</text:span><text:span text:style-name="T6">) шифруются ключом, представляющим из себя SHA256 хэш от пароля пользователя. (см. </text:span><text:a xlink:type="simple" xlink:href="https://github.com/OSLL/vhsm/blob/master/prototype/vhsm/MessageHandler.cpp#L112">https://github.com/OSLL/vhsm/blob/master/prototype/vhsm/MessageHandler.cpp#L112</text:a><text:span text:style-name="T6">)</text:span></text:p>
      <text:p text:style-name="Text_20_body"><text:span text:style-name="T6">Для создания пользователей и инициализации зашифрованного хранилища было написано консольное приложение vhsm_admin (</text:span><text:a xlink:type="simple" xlink:href="https://github.com/OSLL/vhsm/blob/master/prototype/vhsm/vhsm_admin.cpp">https://github.com/OSLL/vhsm/blob/master/prototype/vhsm/vhsm_admin.cpp</text:a><text:span text:style-name="T6">) которое может быть найдено в каталоге test_drive п</text:span><text:span text:style-name="T6">осле</text:span><text:span text:style-name="T6"> запуск</text:span><text:span text:style-name="T6">а</text:span><text:span text:style-name="T6"> скрипта </text:span><text:span text:style-name="T4">create_test_structure.sh</text:span><text:span text:style-name="T6">. </text:span><text:span text:style-name="T6">(сам скрипт также использует это приложение)</text:span></text:p>
      <text:h text:style-name="P35" text:outline-level="3"><text:bookmark-start text:name="__RefHeading__65_155291788"/>Управление ключами<text:bookmark-end text:name="__RefHeading__65_155291788"/></text:h>
      <text:p text:style-name="Text_20_body"><text:span text:style-name="T1">В vhsm_api_prototype предусмотрены функции управления ключами. Их список доступен здесь: </text:span><text:a xlink:type="simple" xlink:href="https://github.com/OSLL/vhsm/blob/master/prototype/client/vhsm_api_prototype/key_mgmt.h">https://github.com/OSLL/vhsm/blob/master/prototype/client/vhsm_api_prototype/key_mgmt.h</text:a><text:span text:style-name="T1">. <text:s/>Так, доступны функции создания (импорта) ключей, получения списка id ключей, удаление ключей.</text:span></text:p>
      <text:p text:style-name="Text_20_body"><text:span text:style-name="T1">Как было упомянуто ранее, пользовательские данные хранятся в его </text:span><text:span text:style-name="T4">FSESNamespace::NS_DIR</text:span><text:span text:style-name="T6">, </text:span><text:span text:style-name="T6">поэтому эти операции сводятся к созданию файла и записи в него шифрованного ключа, перечислению имён файлов в каталоге, удалению файла соответственно.</text:span></text:p>
      <text:p text:style-name="P2">В случае успешного импорта ключа, он становится доступным для использования в вычислениях по своему id.</text:p>
      <text:h text:style-name="P35" text:outline-level="3"><text:bookmark-start text:name="__RefHeading__67_155291788"/>Хэш-функции<text:bookmark-end text:name="__RefHeading__67_155291788"/></text:h>
      <text:p text:style-name="Text_20_body"><text:span text:style-name="T1">И</text:span><text:span text:style-name="T1">нтерфейс </text:span><text:span text:style-name="T1">vhsm_api_prototype</text:span><text:span text:style-name="T1"> для работы с хэш-функциями опирается на интерфейс, </text:span><text:soft-page-break/><text:span text:style-name="T1">описываемый стандартом </text:span><text:span text:style-name="T4">pkcs#11</text:span><text:span text:style-name="T6">. (см. </text:span><text:a xlink:type="simple" xlink:href="https://github.com/OSLL/vhsm/blob/master/prototype/client/vhsm_api_prototype/digest.h">https://github.com/OSLL/vhsm/blob/master/prototype/client/vhsm_api_prototype/digest.h</text:a><text:span text:style-name="T6"> для деталей)<text:line-break/></text:span><text:span text:style-name="T6">Статус вычисления хэш-функции ассоциируется с id сессии, открытой пользователем. Реализована поддержка только хэш-функции SHA1. Добавление поддержки новых хэш-функций сложности не представляет.</text:span></text:p>
      <text:h text:style-name="P35" text:outline-level="3"><text:bookmark-start text:name="__RefHeading__69_155291788"/>MAC (Message Authentication Code)<text:bookmark-end text:name="__RefHeading__69_155291788"/></text:h>
      <text:p text:style-name="Text_20_body"><text:span text:style-name="T1">Интерфейс vhsm_api_prototype для работы с MAC опирается на интерфейс, описываемый стандартом </text:span><text:span text:style-name="T4">pkcs#11. </text:span><text:span text:style-name="T6">(см. </text:span><text:a xlink:type="simple" xlink:href="https://github.com/OSLL/vhsm/blob/master/prototype/client/vhsm_api_prototype/mac.h">https://github.com/OSLL/vhsm/blob/master/prototype/client/vhsm_api_prototype/mac.h</text:a><text:span text:style-name="T6"> для деталей)</text:span></text:p>
      <text:p text:style-name="P2">Статус вычисления MAC ассоциируется с id сесссии, открытой пользователем.</text:p>
      <text:p text:style-name="Text_20_body"><text:span text:style-name="T6">Реализована поддержка HMAC с указанием хэш-функции, которую необходимо использовать (на данный момент, - только SHA1</text:span><text:span text:style-name="T1">). </text:span><text:span text:style-name="T1">Добавление поддержки новых хэш-функций сложности не представляет.</text:span></text:p>
      <text:p text:style-name="P1"/>
      <text:h text:style-name="P31" text:outline-level="2"><text:bookmark-start text:name="__RefHeading__71_155291788"/>Имена файлов для транспорта в коде<text:bookmark-end text:name="__RefHeading__71_155291788"/></text:h>
      <text:p text:style-name="Text_20_body"><text:span text:style-name="T6">Ниже приведён список мест, где имеются hard-coded пути к файлам, имеющим отношение к транспорту. </text:span><text:span text:style-name="T6">Hard-coded пути одних компонент соответствуют путям в других компонентах.</text:span></text:p>
      <text:h text:style-name="P35" text:outline-level="3"><text:bookmark-start text:name="__RefHeading__73_155291788"/>Client<text:bookmark-end text:name="__RefHeading__73_155291788"/></text:h>
      <text:p text:style-name="P1">Клиентская библиотека, реализующая vhsm_api_prototype, использует два файла для получения и отправки сообщений соответственно: </text:p>
      <text:list xml:id="list778161499" text:style-name="L6">
        <text:list-item>
          <text:p text:style-name="P20"><text:a xlink:type="simple" xlink:href="https://github.com/OSLL/vhsm/blob/master/prototype/client/vhsm_api_prototype_impl/transport_impl.cpp#L8"><text:span text:style-name="T1">https://github.com/OSLL/vhsm/blob/master/prototype/client/vhsm_api_prototype_impl/transport_impl.cpp#L8</text:span></text:a></text:p>
        </text:list-item>
        <text:list-item>
          <text:p text:style-name="P20"><text:a xlink:type="simple" xlink:href="https://github.com/OSLL/vhsm/blob/master/prototype/client/vhsm_api_prototype_impl/transport_impl.cpp#L9"><text:span text:style-name="T1">https://github.com/OSLL/vhsm/blob/master/prototype/client/vhsm_api_prototype_impl/transport_impl.cpp#L9</text:span></text:a></text:p>
        </text:list-item>
      </text:list>
      <text:h text:style-name="P35" text:outline-level="3"><text:bookmark-start text:name="__RefHeading__75_155291788"/>Host<text:bookmark-end text:name="__RefHeading__75_155291788"/></text:h>
      <text:p text:style-name="P1">Хост на данный момент использует следующие файлы для общения с vhsm:</text:p>
      <text:list xml:id="list2143591369" text:style-name="L7">
        <text:list-item>
          <text:p text:style-name="P21"><text:a xlink:type="simple" xlink:href="https://github.com/OSLL/vhsm/blob/master/prototype/host/host.cpp#L9"><text:span text:style-name="T1">https://github.com/OSLL/vhsm/blob/master/prototype/host/host.cpp#L9</text:span></text:a></text:p>
        </text:list-item>
        <text:list-item>
          <text:p text:style-name="P21"><text:a xlink:type="simple" xlink:href="https://github.com/OSLL/vhsm/blob/master/prototype/host/host.cpp#L10"><text:span text:style-name="T1">https://github.com/OSLL/vhsm/blob/master/prototype/host/host.cpp#L10</text:span></text:a></text:p>
        </text:list-item>
      </text:list>
      <text:p text:style-name="P1">И файлы для общения с client:</text:p>
      <text:list xml:id="list306344916" text:style-name="L8">
        <text:list-item>
          <text:p text:style-name="P22"><text:a xlink:type="simple" xlink:href="https://github.com/OSLL/vhsm/blob/master/prototype/host/host.cpp#L12"><text:span text:style-name="T1">https://github.com/OSLL/vhsm/blob/master/prototype/host/host.cpp#L12</text:span></text:a></text:p>
        </text:list-item>
        <text:list-item>
          <text:p text:style-name="P22"><text:a xlink:type="simple" xlink:href="https://github.com/OSLL/vhsm/blob/master/prototype/host/host.cpp#L13"><text:span text:style-name="T1">https://github.com/OSLL/vhsm/blob/master/prototype/host/host.cpp#L13</text:span></text:a></text:p>
        </text:list-item>
      </text:list>
      <text:p text:style-name="P1">Общение с client должно быть устроено сложнее — нужно поддерживать несколько клиентов и, соответственно, несколько пар файлов.</text:p>
      <text:h text:style-name="P35" text:outline-level="3"><text:bookmark-start text:name="__RefHeading__77_155291788"/>VHSM<text:bookmark-end text:name="__RefHeading__77_155291788"/></text:h>
      <text:p text:style-name="P1">Используются следующие файлы:</text:p>
      <text:list xml:id="list1266514829" text:style-name="L9">
        <text:list-item>
          <text:p text:style-name="P23"><text:a xlink:type="simple" xlink:href="https://github.com/OSLL/vhsm/blob/master/prototype/vhsm/vhsm.cpp#L11"><text:span text:style-name="T1">https://github.com/OSLL/vhsm/blob/master/prototype/vhsm/vhsm.cpp#L11</text:span></text:a></text:p>
        </text:list-item>
        <text:list-item>
          <text:p text:style-name="P23"><text:a xlink:type="simple" xlink:href="https://github.com/OSLL/vhsm/blob/master/prototype/vhsm/vhsm.cpp#L12"><text:span text:style-name="T1">https://github.com/OSLL/vhsm/blob/master/prototype/vhsm/vhsm.cpp#L12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dok22 </meta:initial-creator>
    <meta:creation-date>2013-05-26T18:14:37</meta:creation-date>
    <meta:generator>LibreOffice/3.5$Linux_X86_64 LibreOffice_project/350m1$Build-2</meta:generator>
    <dc:date>2013-05-26T22:57:19</dc:date>
    <meta:editing-duration>PT2H36M27S</meta:editing-duration>
    <meta:editing-cycles>31</meta:editing-cycles>
    <meta:document-statistic meta:table-count="0" meta:image-count="0" meta:object-count="0" meta:page-count="10" meta:paragraph-count="136" meta:word-count="1411" meta:character-count="12569" meta:non-whitespace-character-count="11306"/>
  </office:meta>
</office:document-meta>
</file>